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row>
          <table:table-cell office:value-type="string">
            <text:p>TEFT/-D</text:p>
          </table:table-cell>
          <table:table-cell office:value-type="string">
            <text:p>tested</text:p>
          </table:table-cell>
          <table:table-cell office:value-type="string">
            <text:p>insightful comment</text:p>
          </table:table-cell>
        </table:table-row>
        <table:table-row>
          <table:table-cell office:value-type="string">
            <text:p>TEFGT</text:p>
          </table:table-cell>
          <table:table-cell office:value-type="string">
            <text:p>testing</text:p>
          </table:table-cell>
          <table:table-cell office:value-type="string">
            <text:p>random musings</text:p>
          </table:table-cell>
        </table:table-row>
        <table:table-row>
          <table:table-cell office:value-type="string">
            <text:p>S-P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*P</text:p>
          </table:table-cell>
          <table:table-cell office:value-type="string">
            <text:p/>
          </table:table-cell>
          <table:table-cell office:value-type="string">
            <text:p>blah blah</text:p>
          </table:table-cell>
        </table:table-row>
        <table:table-row>
          <table:table-cell office:value-type="string">
            <text:p>R-R</text:p>
          </table:table-cell>
          <table:table-cell office:value-type="string">
            <text:p>{^}<text:line-break/>{^}{-|}</text:p>
          </table:table-cell>
          <table:table-cell office:value-type="string">
            <text:p>\n → newline</text:p>
          </table:table-cell>
        </table:table-row>
        <table:table-row>
          <table:table-cell office:value-type="string">
            <text:p>R*R</text:p>
          </table:table-cell>
          <table:table-cell office:value-type="string">
            <text:p>not a tab: `\t`</text:p>
          </table:table-cell>
          <table:table-cell office:value-type="string">
            <text:p/>
          </table:table-cell>
        </table:table-row>
        <table:table-row>
          <table:table-cell office:value-type="string">
            <text:p>SPAS</text:p>
          </table:table-cell>
          <table:table-cell office:value-type="string">
            <text:p> space </text:p>
          </table:table-cell>
          <table:table-cell office:value-type="string">
            <text:p/>
          </table:table-cell>
        </table:table-row>
      </table:table>
      <table:table table:name="Sheet3">
        <table:table-column/>
        <table:table-column/>
        <table:table-row>
          <table:table-cell office:value-type="string">
            <text:p>START</text:p>
          </table:table-cell>
          <table:table-cell office:value-type="string">
            <text:p>start</text:p>
          </table:table-cell>
        </table:table-row>
        <table:table-row>
          <table:table-cell office:value-type="string">
            <text:p>EUPB/SAOEUT/-FL</text:p>
          </table:table-cell>
          <table:table-cell office:value-type="string">
            <text:p>insightful</text:p>
          </table:table-cell>
        </table:table-row>
      </table:table>
      <table:table table:name="Sheet4">
        <table:table-column/>
        <table:table-column/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HR*UG/SHR*UG</text:p>
          </table:table-cell>
          <table:table-cell office:value-type="string">
            <text:p>¯\\_(ツ)_/¯</text:p>
          </table:table-cell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7-05-02T20:01:20.101657</meta:creation-date>
    <dc:date>2017-05-02T20:01:20.107637</dc:date>
    <meta:generator>http://pypi.python.org/pypi/ezodf/0.1.0$Python3.6.1 (default, Mar 27 2017, 00:27:06) 
[GCC 6.3.1 20170306]</meta:generator>
    <meta:document-statistic/>
    <meta:editing-cycles>1</meta:editing-cycles>
  </office:meta>
</office:document-meta>
</file>